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image/png" manifest:full-path="Thumbnails/thumbnail.png" manifest:version="1.2"/>
  <manifest:file-entry manifest:media-type="application/rdf+xml" manifest:full-path="manifest.rdf" manifest:version="1.2"/>
  <manifest:file-entry manifest:media-type="application/xml" manifest:full-path="Configurations2/accelerator/current.xml" manifest:version="1.2"/>
  <manifest:file-entry manifest:media-type="application/xml" manifest:full-path="styles.xml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</office:automatic-styles>
  <office:body>
    <office:text>
      <text:h text:style-name="Title">Swansong</text:h>
      <text:p text:style-name="Text_20_body">This poem is dry like chapped lips.<text:line-break/>It is hard as teeth---hear the tapping?<text:line-break/>It is the swan song of beauty, as all<text:line-break/>swan songs are. Reading it, you are<text:line-break/>puzzled, perhaps a little repulsed.<text:line-break/>Swans do not have teeth, nor do they sing.<text:line-break/>A honking over the cliff is all<text:line-break/>they can do, and that they do<text:line-break/>badly. You don't know where I'm going.<text:line-break/>You want to tell me, You are not you.<text:line-break/>You are the air the swan walks on.<text:line-break/>You are the fringe of the curtain<text:line-break/>that separates me from you. I say<text:line-break/>that you are no longer the temple,<text:line-break/>that you have been through fire<text:line-break/>and are now less than ash. You are<text:line-break/>the subtraction of yourself from<text:line-break/>the world, the air without a swan.<text:line-break/>Together, we are each other. You<text:line-break/>and I have both nothing and everything<text:line-break/>at once, we own the world and nothing in i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Swansong</dc:title>
  </office:meta>
</office:document-meta>
</file>